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358e" officeooo:paragraph-rsid="000035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iting assingment #2 – due hard copy, in class, on 5/18</text:p>
      <text:p text:style-name="P1">500 – 1000 words </text:p>
      <text:p text:style-name="P1"/>
      <text:p text:style-name="P1"/>
      <text:p text:style-name="P1">This is your chance to delve into a single piece and really try to see how it works. The analysis can take many forms, but I want you to follow these steps: </text:p>
      <text:p text:style-name="P1"/>
      <text:p text:style-name="P1">1) pick a piece from this course that you either really like or really dislike. </text:p>
      <text:p text:style-name="P1"/>
      <text:p text:style-name="P1">2) find the score. If you have trouble with this step, I can help you.</text:p>
      <text:p text:style-name="P1"/>
      <text:p text:style-name="P1">3) for three days, listen to the piece once every day, following along with the score.</text:p>
      <text:p text:style-name="P1"/>
      <text:p text:style-name="P1">4) read one “secondary” source about the composer or the work. (how to do this is discussed in class)</text:p>
      <text:p text:style-name="P1"/>
      <text:p text:style-name="P1">Once you’ve done that, you’re ready to start writing. Basically, this is an open ended kind of analysis, and as long as you show me that you’ve listened attentively and done some real thinking about the piece, I’ll be happy. But, here are some questions to bear in mind if you feel like you have nothing to say after the steps above:</text:p>
      <text:p text:style-name="P1"/>
      <text:p text:style-name="P1">1) How does this piece make you feel?</text:p>
      <text:p text:style-name="P1">2) What are the elements in the piece that make you feel that way?</text:p>
      <text:p text:style-name="P1">3) Is that how you are supposed to feel?</text:p>
      <text:p text:style-name="P1">4) What does the author of the secondary source think about this piece?</text:p>
      <text:p text:style-name="P1">5) Is the secondary author right or wrong?</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09:18:14.906329806</meta:creation-date>
    <dc:date>2020-04-26T09:25:42.766699025</dc:date>
    <meta:editing-duration>PT7M28S</meta:editing-duration>
    <meta:editing-cycles>1</meta:editing-cycles>
    <meta:generator>LibreOffice/5.1.6.2$Linux_X86_64 LibreOffice_project/10m0$Build-2</meta:generator>
    <meta:document-statistic meta:table-count="0" meta:image-count="0" meta:object-count="0" meta:page-count="1" meta:paragraph-count="13" meta:word-count="224" meta:character-count="1156" meta:non-whitespace-character-count="940"/>
  </office:meta>
</office:document-meta>
</file>